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MDirectory.sizeIn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MDirectory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MDirectory.RAMDirectory( Directory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Directory.fileLength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AMDirectory.RAM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Directory.fileExist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AMDirectory.RAMDirectory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Directory.RAMDirectory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Directory.renameFile( String from , String t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AMDirectory.touchFil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AMDirectory.RAMDirectory( Directory dir , boolean clo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MDirectory.fileModifie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AMDirectory.openInpu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AMDirectory.createOutput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AMDirectory.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AMDirectory.deleteFil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